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000000010F502C0C3.gif"/>
  <manifest:file-entry manifest:media-type="image/gif" manifest:full-path="Pictures/100000000000001000000010B9B6CB9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1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5.253cm"/>
    </style:style>
    <style:style style:name="co6" style:family="table-column">
      <style:table-column-properties fo:break-before="auto" style:column-width="5.8cm"/>
    </style:style>
    <style:style style:name="co7" style:family="table-column">
      <style:table-column-properties fo:break-before="auto" style:column-width="3.63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351cm" fo:break-before="auto" style:use-optimal-row-height="false"/>
    </style:style>
    <style:style style:name="ro4" style:family="table-row">
      <style:table-row-properties style:row-height="0.859cm" fo:break-before="auto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/>
    </style:style>
    <style:style style:name="ce4" style:family="table-cell" style:parent-style-name="Default">
      <style:text-properties style:font-name="Verdana"/>
    </style:style>
    <style:style style:name="ce5" style:family="table-cell" style:parent-style-name="Default">
      <style:table-cell-properties fo:border-bottom="0.088cm solid #ffffff" fo:background-color="#ffffcc" style:text-align-source="fix" style:repeat-content="false" fo:border-left="none" fo:border-right="none" fo:border-top="0.088cm solid #ffffff" style:vertical-align="middle"/>
      <style:paragraph-properties fo:text-align="start" fo:margin-left="0cm"/>
      <style:text-properties fo:color="#008000" style:font-name="Verdana" fo:font-weight="bold"/>
    </style:style>
    <style:style style:name="ce6" style:family="table-cell" style:parent-style-name="Default">
      <style:table-cell-properties fo:border-bottom="0.088cm solid #ffffff" fo:background-color="#ffffcc" style:text-align-source="fix" style:repeat-content="false" fo:border-left="none" fo:border-right="none" fo:border-top="0.088cm solid #ffffff" style:vertical-align="middle"/>
      <style:paragraph-properties fo:text-align="start" fo:margin-left="0cm"/>
      <style:text-properties fo:color="#008000" style:text-outline="false" style:text-line-through-style="none" style:font-name="Verdana" fo:font-size="10pt" fo:font-style="normal" fo:text-shadow="none" style:text-underline-style="none" fo:font-weight="bold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/>
    </style:style>
    <style:style style:name="ce7" style:family="table-cell" style:parent-style-name="Default">
      <style:text-properties fo:color="#008000" style:text-outline="false" style:text-line-through-style="none" style:font-name="Verdana" fo:font-size="10pt" fo:font-style="normal" fo:text-shadow="none" style:text-underline-style="none" fo:font-weight="bold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cc" style:text-align-source="fix" style:repeat-content="false" fo:border="0.088cm solid #ffffff" style:vertical-align="middle"/>
      <style:paragraph-properties fo:text-align="center" fo:margin-left="0cm"/>
      <style:text-properties fo:color="#008000" style:text-outline="false" style:text-line-through-style="none" style:font-name="Verdana" fo:font-size="10pt" fo:font-style="normal" fo:text-shadow="none" style:text-underline-style="none" fo:font-weight="bold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3" style:family="table-cell" style:parent-style-name="Default"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ffffcc" style:text-align-source="fix" style:repeat-content="false" fo:border="0.088cm solid #ffffff" style:vertical-align="middle"/>
      <style:paragraph-properties fo:text-align="center" fo:margin-left="0cm"/>
      <style:text-properties fo:color="#008000" style:font-name="Verdana" fo:language="en" fo:country="US" fo:font-weight="bold" style:font-size-asian="18pt" style:language-asian="en" style:country-asian="US" style:font-size-complex="18pt" style:language-complex="en" style:country-complex="US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Verdana" fo:font-weight="normal" style:font-name-asian="Courier New" style:font-size-asian="18pt" style:font-name-complex="Courier New" style:font-size-complex="18pt"/>
    </style:style>
    <style:style style:name="ce16" style:family="table-cell" style:parent-style-name="Default">
      <style:text-properties fo:color="#000000" style:text-outline="false" style:text-line-through-style="none" style:font-name="Verdana" fo:font-size="10pt" fo:font-style="normal" fo:text-shadow="none" style:text-underline-style="none" fo:font-weight="bold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00" style:text-outline="false" style:text-line-through-style="none" style:font-name="Verdana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font-name="Verdana"/>
    </style:style>
    <style:style style:name="T3" style:family="text">
      <style:text-properties fo:color="#008000" style:text-outline="false" style:text-line-through-style="none" style:font-name="Verdana" fo:font-size="10pt" fo:font-style="normal" fo:text-shadow="none" style:text-underline-style="none" fo:font-weight="bold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/>
    </style:style>
    <style:style style:name="T4" style:family="text">
      <style:text-properties fo:color="#008000"/>
    </style:style>
    <style:style style:name="T5" style:family="text">
      <style:text-properties fo:color="#008000" style:text-outline="false" style:text-line-through-style="none" style:font-name="Verdana" fo:font-size="10pt" fo:font-style="normal" fo:text-shadow="none" style:text-underline-style="none" fo:font-weight="bold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style:font-name="Verdana" fo:font-size="10pt" fo:font-style="normal" fo:text-shadow="none" style:text-underline-style="none" fo:font-weight="bold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50" table:default-cell-style-name="ce4"/>
        <table:table-row table:style-name="ro1">
          <table:table-cell table:style-name="Default" table:number-columns-repeated="5"/>
          <table:table-cell table:number-columns-repeated="251"/>
        </table:table-row>
        <table:table-row table:style-name="ro2">
          <table:table-cell table:style-name="Default" table:number-columns-repeated="4"/>
          <table:table-cell table:style-name="ce16" office:value-type="string">
            <text:p><text:span text:style-name="T6"/></text:p>
          </table:table-cell>
          <table:table-cell table:number-columns-repeated="251"/>
        </table:table-row>
        <table:table-row table:style-name="ro1">
          <table:table-cell table:style-name="Default" table:number-columns-repeated="2"/>
          <table:table-cell table:style-name="ce8" table:number-columns-repeated="2"/>
          <table:table-cell table:style-name="ce12" table:number-columns-repeated="2"/>
          <table:table-cell table:number-columns-repeated="250"/>
        </table:table-row>
        <table:table-row table:style-name="ro3">
          <table:table-cell table:style-name="Default" table:number-columns-repeated="2"/>
          <table:table-cell table:style-name="ce8" table:number-columns-repeated="2"/>
          <table:table-cell table:style-name="ce12" table:number-columns-repeated="2"/>
          <table:table-cell table:number-columns-repeated="250"/>
        </table:table-row>
        <table:table-row table:style-name="ro4">
          <table:table-cell table:style-name="ce1" table:number-columns-repeated="2"/>
          <table:table-cell table:style-name="ce9" office:value-type="string">
            <text:p><text:span text:style-name="T4">BaseEntityFixture</text:span></text:p>
          </table:table-cell>
          <table:table-cell table:style-name="ce14" office:value-type="string">
            <text:p><text:span text:style-name="T5">PoJoFixture</text:span></text:p>
          </table:table-cell>
          <table:table-cell table:style-name="ce9" office:value-type="string">
            <text:p><text:span text:style-name="T3">BaseSessionBeanFixture</text:span></text:p>
          </table:table-cell>
          <table:table-cell table:style-name="ce9" office:value-type="string">
            <text:p><text:span text:style-name="T3">MockedSessionBeanFixture</text:span></text:p>
          </table:table-cell>
          <table:table-cell table:style-name="ce3" table:number-columns-repeated="250"/>
        </table:table-row>
        <table:table-row table:style-name="ro5">
          <table:table-cell table:style-name="ce1"/>
          <table:table-cell table:style-name="ce5" office:value-type="string">
            <text:p><text:span text:style-name="T2">Test-Goal</text:span></text:p>
          </table:table-cell>
          <table:table-cell table:style-name="ce10" office:value-type="string">
            <text:p>EntityBean</text:p>
          </table:table-cell>
          <table:table-cell table:style-name="ce10" office:value-type="string">
            <text:p>EntityBean</text:p>
          </table:table-cell>
          <table:table-cell table:style-name="ce10" office:value-type="string">
            <text:p>SessionBean</text:p>
          </table:table-cell>
          <table:table-cell table:style-name="ce10" office:value-type="string">
            <text:p>SessionBean</text:p>
          </table:table-cell>
          <table:table-cell table:style-name="ce3" table:number-columns-repeated="250"/>
        </table:table-row>
        <table:table-row table:style-name="ro5">
          <table:table-cell table:style-name="ce1"/>
          <table:table-cell table:style-name="ce5" office:value-type="string">
            <text:p>Automated Test</text:p>
          </table:table-cell>
          <table:table-cell table:style-name="ce11">
            <draw:frame table:end-cell-address="Tabelle1.C7" table:end-x="2.061cm" table:end-y="0.57cm" draw:z-index="10" draw:name="Grafik 2" draw:style-name="gr1" draw:text-style-name="P1" svg:width="0.445cm" svg:height="0.433cm" svg:x="1.615cm" svg:y="0.136cm">
              <draw:image xlink:href="Pictures/100002000000001000000010F502C0C3.gif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7" table:end-x="1.887cm" table:end-y="0.57cm" draw:z-index="11" draw:name="Grafik 1" draw:style-name="gr1" draw:text-style-name="P1" svg:width="0.445cm" svg:height="0.433cm" svg:x="1.441cm" svg:y="0.136cm">
              <draw:image xlink:href="Pictures/100000000000001000000010B9B6CB99.gif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7" table:end-x="2.887cm" table:end-y="0.57cm" draw:z-index="12" draw:name="Grafik 1" draw:style-name="gr1" draw:text-style-name="P1" svg:width="0.445cm" svg:height="0.433cm" svg:x="2.441cm" svg:y="0.136cm">
              <draw:image xlink:href="Pictures/100000000000001000000010B9B6CB99.gif" xlink:type="simple" xlink:show="embed" xlink:actuate="onLoad">
                <text:p/>
              </draw:image>
            </draw:frame>
          </table:table-cell>
          <table:table-cell table:style-name="ce10">
            <draw:frame table:end-cell-address="Tabelle1.F7" table:end-x="3.089cm" table:end-y="0.57cm" draw:z-index="13" draw:name="Grafik 1" draw:style-name="gr1" draw:text-style-name="P1" svg:width="0.445cm" svg:height="0.433cm" svg:x="2.643cm" svg:y="0.136cm">
              <draw:image xlink:href="Pictures/100000000000001000000010B9B6CB99.gif" xlink:type="simple" xlink:show="embed" xlink:actuate="onLoad">
                <text:p/>
              </draw:image>
            </draw:frame>
          </table:table-cell>
          <table:table-cell table:style-name="ce3" table:number-columns-repeated="250"/>
        </table:table-row>
        <table:table-row table:style-name="ro5">
          <table:table-cell table:style-name="ce2" office:value-type="string">
            <text:p><text:span text:style-name="T1"/></text:p>
          </table:table-cell>
          <table:table-cell table:style-name="ce6" office:value-type="string">
            <text:p>Database (*)</text:p>
          </table:table-cell>
          <table:table-cell table:style-name="ce11">
            <draw:frame table:end-cell-address="Tabelle1.C8" table:end-x="2.061cm" table:end-y="0.553cm" draw:z-index="5" draw:name="Grafik 2" draw:style-name="gr1" draw:text-style-name="P1" svg:width="0.445cm" svg:height="0.433cm" svg:x="1.615cm" svg:y="0.119cm">
              <draw:image xlink:href="Pictures/100002000000001000000010F502C0C3.gif" xlink:type="simple" xlink:show="embed" xlink:actuate="onLoad">
                <text:p/>
              </draw:image>
            </draw:frame>
          </table:table-cell>
          <table:table-cell table:style-name="ce11">
            <draw:frame table:end-cell-address="Tabelle1.D8" table:end-x="1.887cm" table:end-y="0.553cm" draw:z-index="19" draw:name="Grafik 2" draw:style-name="gr1" draw:text-style-name="P1" svg:width="0.445cm" svg:height="0.433cm" svg:x="1.441cm" svg:y="0.119cm">
              <draw:image xlink:href="Pictures/100002000000001000000010F502C0C3.gif" xlink:type="simple" xlink:show="embed" xlink:actuate="onLoad">
                <text:p/>
              </draw:image>
            </draw:frame>
          </table:table-cell>
          <table:table-cell table:style-name="ce11">
            <draw:frame table:end-cell-address="Tabelle1.E8" table:end-x="2.887cm" table:end-y="0.553cm" draw:z-index="22" draw:name="Grafik 2" draw:style-name="gr1" draw:text-style-name="P1" svg:width="0.445cm" svg:height="0.433cm" svg:x="2.441cm" svg:y="0.119cm">
              <draw:image xlink:href="Pictures/100002000000001000000010F502C0C3.gif" xlink:type="simple" xlink:show="embed" xlink:actuate="onLoad">
                <text:p/>
              </draw:image>
            </draw:frame>
          </table:table-cell>
          <table:table-cell table:style-name="ce11">
            <draw:frame table:end-cell-address="Tabelle1.F8" table:end-x="3.089cm" table:end-y="0.553cm" draw:z-index="9" draw:name="Grafik 1" draw:style-name="gr1" draw:text-style-name="P1" svg:width="0.445cm" svg:height="0.433cm" svg:x="2.643cm" svg:y="0.119cm">
              <draw:image xlink:href="Pictures/100000000000001000000010B9B6CB99.gif" xlink:type="simple" xlink:show="embed" xlink:actuate="onLoad">
                <text:p/>
              </draw:image>
            </draw:frame>
          </table:table-cell>
          <table:table-cell table:style-name="ce3" table:number-columns-repeated="250"/>
        </table:table-row>
        <table:table-row table:style-name="ro5">
          <table:table-cell table:style-name="ce2" office:value-type="string">
            <text:p><text:span text:style-name="T1"><text:s/></text:span></text:p>
          </table:table-cell>
          <table:table-cell table:style-name="ce6" office:value-type="string">
            <text:p><text:span text:style-name="T3">Entitymanager access</text:span></text:p>
          </table:table-cell>
          <table:table-cell table:style-name="ce11">
            <draw:frame table:end-cell-address="Tabelle1.C9" table:end-x="2.061cm" table:end-y="0.595cm" draw:z-index="18" draw:name="Grafik 1" draw:style-name="gr1" draw:text-style-name="P1" svg:width="0.445cm" svg:height="0.433cm" svg:x="1.615cm" svg:y="0.161cm">
              <draw:image xlink:href="Pictures/100000000000001000000010B9B6CB99.gif" xlink:type="simple" xlink:show="embed" xlink:actuate="onLoad">
                <text:p/>
              </draw:image>
            </draw:frame>
          </table:table-cell>
          <table:table-cell table:style-name="ce11">
            <draw:frame table:end-cell-address="Tabelle1.D9" table:end-x="1.887cm" table:end-y="0.595cm" draw:z-index="8" draw:name="Grafik 2" draw:style-name="gr1" draw:text-style-name="P1" svg:width="0.445cm" svg:height="0.433cm" svg:x="1.441cm" svg:y="0.161cm">
              <draw:image xlink:href="Pictures/100002000000001000000010F502C0C3.gif" xlink:type="simple" xlink:show="embed" xlink:actuate="onLoad">
                <text:p/>
              </draw:image>
            </draw:frame>
          </table:table-cell>
          <table:table-cell table:style-name="ce11">
            <draw:frame table:end-cell-address="Tabelle1.E9" table:end-x="2.887cm" table:end-y="0.595cm" draw:z-index="21" draw:name="Grafik 2" draw:style-name="gr1" draw:text-style-name="P1" svg:width="0.445cm" svg:height="0.433cm" svg:x="2.441cm" svg:y="0.161cm">
              <draw:image xlink:href="Pictures/100002000000001000000010F502C0C3.gif" xlink:type="simple" xlink:show="embed" xlink:actuate="onLoad">
                <text:p/>
              </draw:image>
            </draw:frame>
          </table:table-cell>
          <table:table-cell table:style-name="ce17" office:value-type="string">
            <text:p><text:span text:style-name="T1">Mocked</text:span></text:p>
          </table:table-cell>
          <table:table-cell table:style-name="ce3" table:number-columns-repeated="250"/>
        </table:table-row>
        <table:table-row table:style-name="ro5">
          <table:table-cell table:style-name="ce2"/>
          <table:table-cell table:style-name="ce6" office:value-type="string">
            <text:p>Data Generators (*)</text:p>
          </table:table-cell>
          <table:table-cell table:style-name="ce11">
            <draw:frame table:end-cell-address="Tabelle1.C10" table:end-x="2.061cm" table:end-y="0.597cm" draw:z-index="7" draw:name="Grafik 2" draw:style-name="gr1" draw:text-style-name="P1" svg:width="0.445cm" svg:height="0.433cm" svg:x="1.615cm" svg:y="0.163cm">
              <draw:image xlink:href="Pictures/100002000000001000000010F502C0C3.gif" xlink:type="simple" xlink:show="embed" xlink:actuate="onLoad">
                <text:p/>
              </draw:image>
            </draw:frame>
          </table:table-cell>
          <table:table-cell table:style-name="ce11">
            <draw:frame table:end-cell-address="Tabelle1.D10" table:end-x="1.887cm" table:end-y="0.597cm" draw:z-index="0" draw:name="Grafik 1" draw:style-name="gr1" draw:text-style-name="P1" svg:width="0.445cm" svg:height="0.433cm" svg:x="1.441cm" svg:y="0.163cm">
              <draw:image xlink:href="Pictures/100000000000001000000010B9B6CB99.gif" xlink:type="simple" xlink:show="embed" xlink:actuate="onLoad">
                <text:p/>
              </draw:image>
            </draw:frame>
          </table:table-cell>
          <table:table-cell table:style-name="ce11">
            <draw:frame table:end-cell-address="Tabelle1.E10" table:end-x="2.887cm" table:end-y="0.597cm" draw:z-index="1" draw:name="Grafik 1" draw:style-name="gr1" draw:text-style-name="P1" svg:width="0.445cm" svg:height="0.433cm" svg:x="2.441cm" svg:y="0.163cm">
              <draw:image xlink:href="Pictures/100000000000001000000010B9B6CB99.gif" xlink:type="simple" xlink:show="embed" xlink:actuate="onLoad">
                <text:p/>
              </draw:image>
            </draw:frame>
          </table:table-cell>
          <table:table-cell table:style-name="ce17">
            <draw:frame table:end-cell-address="Tabelle1.F10" table:end-x="3.089cm" table:end-y="0.597cm" draw:z-index="2" draw:name="Grafik 1" draw:style-name="gr1" draw:text-style-name="P1" svg:width="0.445cm" svg:height="0.433cm" svg:x="2.643cm" svg:y="0.163cm">
              <draw:image xlink:href="Pictures/100000000000001000000010B9B6CB99.gif" xlink:type="simple" xlink:show="embed" xlink:actuate="onLoad">
                <text:p/>
              </draw:image>
            </draw:frame>
          </table:table-cell>
          <table:table-cell table:style-name="ce3" table:number-columns-repeated="250"/>
        </table:table-row>
        <table:table-row table:style-name="ro5">
          <table:table-cell table:style-name="ce2"/>
          <table:table-cell table:style-name="ce6" office:value-type="string">
            <text:p>Initial Data Sets (*)</text:p>
          </table:table-cell>
          <table:table-cell table:style-name="ce11">
            <draw:frame table:end-cell-address="Tabelle1.C11" table:end-x="2.061cm" table:end-y="0.582cm" draw:z-index="6" draw:name="Grafik 1" draw:style-name="gr1" draw:text-style-name="P1" svg:width="0.445cm" svg:height="0.433cm" svg:x="1.615cm" svg:y="0.148cm">
              <draw:image xlink:href="Pictures/100000000000001000000010B9B6CB99.gif" xlink:type="simple" xlink:show="embed" xlink:actuate="onLoad">
                <text:p/>
              </draw:image>
            </draw:frame>
          </table:table-cell>
          <table:table-cell table:style-name="ce11">
            <draw:frame table:end-cell-address="Tabelle1.D11" table:end-x="1.887cm" table:end-y="0.582cm" draw:z-index="3" draw:name="Grafik 2" draw:style-name="gr1" draw:text-style-name="P1" svg:width="0.445cm" svg:height="0.433cm" svg:x="1.441cm" svg:y="0.148cm">
              <draw:image xlink:href="Pictures/100002000000001000000010F502C0C3.gif" xlink:type="simple" xlink:show="embed" xlink:actuate="onLoad">
                <text:p/>
              </draw:image>
            </draw:frame>
          </table:table-cell>
          <table:table-cell table:style-name="ce11">
            <draw:frame table:end-cell-address="Tabelle1.E11" table:end-x="2.887cm" table:end-y="0.582cm" draw:z-index="20" draw:name="Grafik 2" draw:style-name="gr1" draw:text-style-name="P1" svg:width="0.445cm" svg:height="0.433cm" svg:x="2.441cm" svg:y="0.148cm">
              <draw:image xlink:href="Pictures/100002000000001000000010F502C0C3.gif" xlink:type="simple" xlink:show="embed" xlink:actuate="onLoad">
                <text:p/>
              </draw:image>
            </draw:frame>
          </table:table-cell>
          <table:table-cell table:style-name="ce17">
            <draw:frame table:end-cell-address="Tabelle1.F11" table:end-x="3.089cm" table:end-y="0.582cm" draw:z-index="4" draw:name="Grafik 1" draw:style-name="gr1" draw:text-style-name="P1" svg:width="0.445cm" svg:height="0.433cm" svg:x="2.643cm" svg:y="0.148cm">
              <draw:image xlink:href="Pictures/100000000000001000000010B9B6CB99.gif" xlink:type="simple" xlink:show="embed" xlink:actuate="onLoad">
                <text:p/>
              </draw:image>
            </draw:frame>
          </table:table-cell>
          <table:table-cell table:style-name="ce3" table:number-columns-repeated="250"/>
        </table:table-row>
        <table:table-row table:style-name="ro5">
          <table:table-cell table:style-name="ce1"/>
          <table:table-cell table:style-name="ce6" office:value-type="string">
            <text:p><text:span text:style-name="T3">Data-Cleanup </text:span></text:p>
          </table:table-cell>
          <table:table-cell table:style-name="ce11" office:value-type="string">
            <text:p>Fully</text:p>
          </table:table-cell>
          <table:table-cell table:number-columns-repeated="2" table:style-name="ce15" office:value-type="string">
            <text:p>Initial Data Sets</text:p>
          </table:table-cell>
          <table:table-cell table:style-name="ce11" office:value-type="string">
            <text:p>not necessary</text:p>
          </table:table-cell>
          <table:table-cell table:style-name="ce1" table:number-columns-repeated="250"/>
        </table:table-row>
        <table:table-row table:style-name="ro5">
          <table:table-cell table:style-name="ce3"/>
          <table:table-cell table:style-name="ce6" office:value-type="string">
            <text:p><text:span text:style-name="T3">JNDI Supported (*)</text:span></text:p>
          </table:table-cell>
          <table:table-cell table:style-name="ce11">
            <draw:frame table:end-cell-address="Tabelle1.C13" table:end-x="2.061cm" table:end-y="0.57cm" draw:z-index="16" draw:name="Grafik 2" draw:style-name="gr1" draw:text-style-name="P1" svg:width="0.445cm" svg:height="0.433cm" svg:x="1.615cm" svg:y="0.136cm">
              <draw:image xlink:href="Pictures/100002000000001000000010F502C0C3.gif" xlink:type="simple" xlink:show="embed" xlink:actuate="onLoad">
                <text:p/>
              </draw:image>
            </draw:frame>
          </table:table-cell>
          <table:table-cell table:style-name="ce11">
            <draw:frame table:end-cell-address="Tabelle1.D13" table:end-x="1.887cm" table:end-y="0.57cm" draw:z-index="17" draw:name="Grafik 2" draw:style-name="gr1" draw:text-style-name="P1" svg:width="0.445cm" svg:height="0.433cm" svg:x="1.441cm" svg:y="0.136cm">
              <draw:image xlink:href="Pictures/100002000000001000000010F502C0C3.gif" xlink:type="simple" xlink:show="embed" xlink:actuate="onLoad">
                <text:p/>
              </draw:image>
            </draw:frame>
          </table:table-cell>
          <table:table-cell table:style-name="ce11">
            <draw:frame table:end-cell-address="Tabelle1.E13" table:end-x="2.887cm" table:end-y="0.57cm" draw:z-index="14" draw:name="Grafik 2" draw:style-name="gr1" draw:text-style-name="P1" svg:width="0.445cm" svg:height="0.433cm" svg:x="2.441cm" svg:y="0.136cm">
              <draw:image xlink:href="Pictures/100002000000001000000010F502C0C3.gif" xlink:type="simple" xlink:show="embed" xlink:actuate="onLoad">
                <text:p/>
              </draw:image>
            </draw:frame>
          </table:table-cell>
          <table:table-cell table:style-name="ce11">
            <draw:frame table:end-cell-address="Tabelle1.F13" table:end-x="3.108cm" table:end-y="0.57cm" draw:z-index="15" draw:name="Grafik 1" draw:style-name="gr1" draw:text-style-name="P1" svg:width="0.445cm" svg:height="0.433cm" svg:x="2.662cm" svg:y="0.136cm">
              <draw:image xlink:href="Pictures/100000000000001000000010B9B6CB99.gif" xlink:type="simple" xlink:show="embed" xlink:actuate="onLoad">
                <text:p/>
              </draw:image>
            </draw:frame>
          </table:table-cell>
          <table:table-cell table:style-name="ce3" table:number-columns-repeated="250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 table:number-columns-repeated="2"/>
          <table:table-cell table:style-name="ce12" table:number-columns-repeated="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office:value-type="string">
            <text:p>Database: Ejb3Unit provides Database access for entity beans (real database or in-memory database). Note the in-memory database is automatically created </text:p>
          </table:table-cell>
          <table:table-cell table:style-name="Default"/>
          <table:table-cell table:number-columns-repeated="253"/>
        </table:table-row>
        <table:table-row table:style-name="ro2">
          <table:table-cell/>
          <table:table-cell office:value-type="string">
            <text:p>JNDI: Ejb3Unit binds all used enitity bean to an InitialContext</text:p>
          </table:table-cell>
          <table:table-cell table:style-name="ce13" office:value-type="string">
            <text:p><text:span text:style-name="T1"/></text:p>
          </table:table-cell>
          <table:table-cell table:number-columns-repeated="253"/>
        </table:table-row>
        <table:table-row table:style-name="ro1">
          <table:table-cell/>
          <table:table-cell table:style-name="Default" office:value-type="string">
            <text:p>Data Generators</text:p>
          </table:table-cell>
          <table:table-cell table:style-name="Default"/>
          <table:table-cell table:number-columns-repeated="253"/>
        </table:table-row>
        <table:table-row table:style-name="ro1">
          <table:table-cell/>
          <table:table-cell table:style-name="ce7" office:value-type="string">
            <text:p>Initial Data Sets (*)</text:p>
          </table:table-cell>
          <table:table-cell table:number-columns-repeated="254"/>
        </table:table-row>
        <table:table-row table:style-name="ro1" table:number-rows-repeated="6551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8">28.03.2008</text:date>, <text:time>11:16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3-28T10:02:24</meta:creation-date>
    <dc:date>2008-03-28T11:16:38</dc:date>
    <dc:language>de-DE</dc:language>
    <meta:editing-cycles>6</meta:editing-cycles>
    <meta:editing-duration>PT1H14M14S</meta:editing-duration>
    <meta:user-defined meta:name="Info 1"/>
    <meta:user-defined meta:name="Info 2"/>
    <meta:user-defined meta:name="Info 3"/>
    <meta:user-defined meta:name="Info 4"/>
    <meta:document-statistic meta:table-count="3" meta:cell-count="29" meta:object-count="23"/>
  </office:meta>
</office:document-meta>
</file>